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5_5f_6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1_5f_5_5f_6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1_5f_5_5f_6_5f_5">
      <style:graphic-properties draw:stroke="none" svg:stroke-color="#000000" draw:fill="none" draw:fill-color="#ffffff" fo:min-height="1.401cm"/>
    </style:style>
    <style:style style:name="gr4" style:family="graphic" style:parent-style-name="Default_5f_1_5f_11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Default_5f_1_5f_11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Default_5f_1_5f_11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" style:family="graphic" style:parent-style-name="Default_5f_1_5f_11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Default_5f_1_5f_11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Default_5f_1_5f_11_5f_5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0" style:family="graphic" style:parent-style-name="Default_5f_1_5f_5_5f_6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" style:family="graphic" style:parent-style-name="Default_5f_1_5f_5_5f_6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2" style:family="graphic" style:parent-style-name="Default_5f_1_5f_5_5f_6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3" style:family="graphic" style:parent-style-name="Default_5f_1_5f_5_5f_6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4" style:family="graphic" style:parent-style-name="Default_5f_1_5f_5_5f_6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Default_5f_1_5f_5_5f_6_5f_5_5f_6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6" style:family="graphic" style:parent-style-name="Default_5f_1_5f_5_5f_6_5f_5_5f_6">
      <style:graphic-properties draw:stroke="none" svg:stroke-color="#000000" draw:fill="none" draw:fill-color="#ffffff" fo:min-height="1.401cm"/>
    </style:style>
    <style:style style:name="gr17" style:family="graphic" style:parent-style-name="Default_5f_1_5f_11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8" style:family="graphic" style:parent-style-name="Default_5f_1_5f_11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9" style:family="graphic" style:parent-style-name="Default_5f_1_5f_11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0" style:family="graphic" style:parent-style-name="Default_5f_1_5f_11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1" style:family="graphic" style:parent-style-name="Default_5f_1_5f_11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Default_5f_1_5f_11_5f_5_5f_6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3" style:family="graphic" style:parent-style-name="Default_5f_1_5f_5_5f_6_5f_5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4" style:family="graphic" style:parent-style-name="Default_5f_1_5f_5_5f_6_5f_5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5" style:family="graphic" style:parent-style-name="Default_5f_1_5f_5_5f_6_5f_5_5f_5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26" style:family="graphic" style:parent-style-name="Default_5f_1_5f_5_5f_6_5f_5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7" style:family="graphic" style:parent-style-name="Default_5f_1_5f_5_5f_6_5f_5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8" style:family="graphic" style:parent-style-name="Default_5f_1_5f_5_5f_6_5f_5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9" style:family="graphic" style:parent-style-name="Default_5f_1_5f_5_5f_6_5f_5_5f_5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30" style:family="graphic" style:parent-style-name="Default_5f_1_5f_5_5f_6_5f_5_5f_5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31" style:family="graphic" style:parent-style-name="Default_5f_1_5f_5_5f_6_5f_5_5f_5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32" style:family="graphic" style:parent-style-name="Default_5f_1_5f_5_5f_6_5f_5_5f_5">
      <style:graphic-properties draw:stroke="none" svg:stroke-color="#000000" draw:fill="none" draw:fill-color="#ffffff" fo:min-height="1.401cm"/>
    </style:style>
    <style:style style:name="gr33" style:family="graphic" style:parent-style-name="Default_5f_1_5f_11_5f_5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34" style:family="graphic" style:parent-style-name="Default_5f_1_5f_11_5f_5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5" style:family="graphic" style:parent-style-name="Default_5f_1_5f_11_5f_5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36" style:family="graphic" style:parent-style-name="Default_5f_1_5f_11_5f_5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7" style:family="graphic" style:parent-style-name="Default_5f_1_5f_11_5f_5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38" style:family="graphic" style:parent-style-name="Default_5f_1_5f_11_5f_5_5f_5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39" style:family="graphic" style:parent-style-name="Default_5f_1_5f_5_5f_6_5f_5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0" style:family="graphic" style:parent-style-name="Default_5f_1_5f_5_5f_6_5f_5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41" style:family="graphic" style:parent-style-name="Default_5f_1_5f_5_5f_6_5f_5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2" style:family="graphic" style:parent-style-name="Default_5f_1_5f_5_5f_6_5f_5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43" style:family="graphic" style:parent-style-name="Default_5f_1_5f_5_5f_6_5f_5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44" style:family="graphic" style:parent-style-name="Default_5f_1_5f_5_5f_6_5f_5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45" style:family="graphic" style:parent-style-name="Default_5f_1_5f_5_5f_6_5f_5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46" style:family="graphic" style:parent-style-name="Default_5f_1_5f_5_5f_6_5f_5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47" style:family="graphic" style:parent-style-name="Default_5f_1_5f_5_5f_6_5f_5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48" style:family="graphic" style:parent-style-name="Default_5f_1_5f_5_5f_6_5f_5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49" style:family="graphic" style:parent-style-name="Default_5f_1_5f_5_5f_6_5f_5_5f_4">
      <style:graphic-properties draw:stroke="none" svg:stroke-color="#000000" draw:fill="none" draw:fill-color="#ffffff" fo:min-height="1.401cm"/>
    </style:style>
    <style:style style:name="gr50" style:family="graphic" style:parent-style-name="Default_5f_1_5f_11_5f_5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1" style:family="graphic" style:parent-style-name="Default_5f_1_5f_11_5f_5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2" style:family="graphic" style:parent-style-name="Default_5f_1_5f_11_5f_5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53" style:family="graphic" style:parent-style-name="Default_5f_1_5f_11_5f_5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4" style:family="graphic" style:parent-style-name="Default_5f_1_5f_11_5f_5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5" style:family="graphic" style:parent-style-name="Default_5f_1_5f_11_5f_5_5f_4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56" style:family="graphic" style:parent-style-name="Default_5f_1_5f_5_5f_6_5f_5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7" style:family="graphic" style:parent-style-name="Default_5f_1_5f_5_5f_6_5f_5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8" style:family="graphic" style:parent-style-name="Default_5f_1_5f_5_5f_6_5f_5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9" style:family="graphic" style:parent-style-name="Default_5f_1_5f_5_5f_6_5f_5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0" style:family="graphic" style:parent-style-name="Default_5f_1_5f_5_5f_6_5f_5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61" style:family="graphic" style:parent-style-name="Default_5f_1_5f_5_5f_6_5f_5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62" style:family="graphic" style:parent-style-name="Default_5f_1_5f_5_5f_6_5f_5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63" style:family="graphic" style:parent-style-name="Default_5f_1_5f_5_5f_6_5f_5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64" style:family="graphic" style:parent-style-name="Default_5f_1_5f_5_5f_6_5f_5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65" style:family="graphic" style:parent-style-name="Default_5f_1_5f_5_5f_6_5f_5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66" style:family="graphic" style:parent-style-name="Default_5f_1_5f_5_5f_6_5f_5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67" style:family="graphic" style:parent-style-name="Default_5f_1_5f_5_5f_6_5f_5_5f_2">
      <style:graphic-properties draw:stroke="none" svg:stroke-color="#000000" draw:fill="none" draw:fill-color="#ffffff" fo:min-height="1.401cm"/>
    </style:style>
    <style:style style:name="gr68" style:family="graphic" style:parent-style-name="Default_5f_1_5f_11_5f_5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69" style:family="graphic" style:parent-style-name="Default_5f_1_5f_11_5f_5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70" style:family="graphic" style:parent-style-name="Default_5f_1_5f_11_5f_5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1" style:family="graphic" style:parent-style-name="Default_5f_1_5f_11_5f_5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2" style:family="graphic" style:parent-style-name="Default_5f_1_5f_11_5f_5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3" style:family="graphic" style:parent-style-name="Default_5f_1_5f_11_5f_5_5f_2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74" style:family="graphic" style:parent-style-name="Default_5f_1_5f_5_5f_6_5f_5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75" style:family="graphic" style:parent-style-name="Default_5f_1_5f_5_5f_6_5f_5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76" style:family="graphic" style:parent-style-name="Default_5f_1_5f_5_5f_6_5f_5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7" style:family="graphic" style:parent-style-name="Default_5f_1_5f_5_5f_6_5f_5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8" style:family="graphic" style:parent-style-name="Default_5f_1_5f_5_5f_6_5f_5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79" style:family="graphic" style:parent-style-name="Default_5f_1_5f_5_5f_6_5f_5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80" style:family="graphic" style:parent-style-name="Default_5f_1_5f_5_5f_6_5f_5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81" style:family="graphic" style:parent-style-name="Default_5f_1_5f_5_5f_6_5f_5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82" style:family="graphic" style:parent-style-name="Default_5f_1_5f_5_5f_6_5f_5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83" style:family="graphic" style:parent-style-name="Default_5f_1_5f_5_5f_6_5f_5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84" style:family="graphic" style:parent-style-name="Default_5f_1_5f_5_5f_6_5f_5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85" style:family="graphic" style:parent-style-name="Default_5f_1_5f_5_5f_6_5f_5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86" style:family="graphic" style:parent-style-name="Default_5f_1_5f_5_5f_6_5f_5_5f_1">
      <style:graphic-properties draw:stroke="none" svg:stroke-color="#000000" draw:fill="none" draw:fill-color="#ffffff" fo:min-height="1.401cm"/>
    </style:style>
    <style:style style:name="gr87" style:family="graphic" style:parent-style-name="Default_5f_1_5f_11_5f_5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88" style:family="graphic" style:parent-style-name="Default_5f_1_5f_11_5f_5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89" style:family="graphic" style:parent-style-name="Default_5f_1_5f_11_5f_5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0" style:family="graphic" style:parent-style-name="Default_5f_1_5f_11_5f_5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1" style:family="graphic" style:parent-style-name="Default_5f_1_5f_11_5f_5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2" style:family="graphic" style:parent-style-name="Default_5f_1_5f_11_5f_5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93" style:family="graphic" style:parent-style-name="Default_5f_1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94" style:family="graphic" style:parent-style-name="Default_5f_1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95" style:family="graphic" style:parent-style-name="Default_5f_1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6" style:family="graphic" style:parent-style-name="Default_5f_1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7" style:family="graphic" style:parent-style-name="Default_5f_1_5f_5_5f_6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98" style:family="graphic" style:parent-style-name="Default_5f_1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9" style:family="graphic" style:parent-style-name="Default_5f_1_5f_5_5f_6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00" style:family="graphic" style:parent-style-name="Default_5f_1_5f_5_5f_6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01" style:family="graphic" style:parent-style-name="Default_5f_1_5f_5_5f_6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02" style:family="graphic" style:parent-style-name="Default_5f_1_5f_5_5f_6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03" style:family="graphic" style:parent-style-name="Default_5f_1_5f_5_5f_6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04" style:family="graphic" style:parent-style-name="Default_5f_1_5f_5_5f_6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05" style:family="graphic" style:parent-style-name="Default_5f_1_5f_5_5f_6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06" style:family="graphic" style:parent-style-name="Default_5f_1_5f_5_5f_6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07" style:family="graphic" style:parent-style-name="Default_5f_1_5f_5_5f_6">
      <style:graphic-properties draw:stroke="none" svg:stroke-color="#000000" draw:fill="none" draw:fill-color="#ffffff" fo:min-height="1.401cm"/>
    </style:style>
    <style:style style:name="gr108" style:family="graphic" style:parent-style-name="Default_5f_1_5f_1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09" style:family="graphic" style:parent-style-name="Default_5f_1_5f_1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10" style:family="graphic" style:parent-style-name="Default_5f_1_5f_1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11" style:family="graphic" style:parent-style-name="Default_5f_1_5f_1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12" style:family="graphic" style:parent-style-name="Default_5f_1_5f_1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13" style:family="graphic" style:parent-style-name="Default_5f_1_5f_1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14" style:family="graphic" style:parent-style-name="Default_5f_1_5f_5_5f_6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5" style:family="graphic" style:parent-style-name="Default_5f_1_5f_5_5f_6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16" style:family="graphic" style:parent-style-name="Default_5f_1_5f_5_5f_6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17" style:family="graphic" style:parent-style-name="Default_5f_1_5f_5_5f_6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18" style:family="graphic" style:parent-style-name="Default_5f_1_5f_5_5f_6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19" style:family="graphic" style:parent-style-name="Default_5f_1_5f_5_5f_6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20" style:family="graphic" style:parent-style-name="Default_5f_1_5f_5_5f_6_5f_4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21" style:family="graphic" style:parent-style-name="Default_5f_1_5f_5_5f_6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22" style:family="graphic" style:parent-style-name="Default_5f_1_5f_5_5f_6_5f_4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23" style:family="graphic" style:parent-style-name="Default_5f_1_5f_5_5f_6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24" style:family="graphic" style:parent-style-name="Default_5f_1_5f_5_5f_6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25" style:family="graphic" style:parent-style-name="Default_5f_1_5f_5_5f_6_5f_4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26" style:family="graphic" style:parent-style-name="Default_5f_1_5f_5_5f_6_5f_4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27" style:family="graphic" style:parent-style-name="Default_5f_1_5f_5_5f_6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28" style:family="graphic" style:parent-style-name="Default_5f_1_5f_5_5f_6_5f_4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29" style:family="graphic" style:parent-style-name="Default_5f_1_5f_5_5f_6_5f_4">
      <style:graphic-properties draw:stroke="none" svg:stroke-color="#000000" draw:fill="none" draw:fill-color="#ffffff" fo:min-height="1.401cm"/>
    </style:style>
    <style:style style:name="gr130" style:family="graphic" style:parent-style-name="Default_5f_1_5f_11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31" style:family="graphic" style:parent-style-name="Default_5f_1_5f_11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2" style:family="graphic" style:parent-style-name="Default_5f_1_5f_11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33" style:family="graphic" style:parent-style-name="Default_5f_1_5f_11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34" style:family="graphic" style:parent-style-name="Default_5f_1_5f_11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35" style:family="graphic" style:parent-style-name="Default_5f_1_5f_11_5f_4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36" style:family="graphic" style:parent-style-name="Default_5f_1_5f_5_5f_6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37" style:family="graphic" style:parent-style-name="Default_5f_1_5f_5_5f_6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8" style:family="graphic" style:parent-style-name="Default_5f_1_5f_5_5f_6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39" style:family="graphic" style:parent-style-name="Default_5f_1_5f_5_5f_6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40" style:family="graphic" style:parent-style-name="Default_5f_1_5f_5_5f_6_5f_3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41" style:family="graphic" style:parent-style-name="Default_5f_1_5f_5_5f_6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42" style:family="graphic" style:parent-style-name="Default_5f_1_5f_5_5f_6_5f_3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43" style:family="graphic" style:parent-style-name="Default_5f_1_5f_5_5f_6_5f_3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44" style:family="graphic" style:parent-style-name="Default_5f_1_5f_5_5f_6_5f_3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45" style:family="graphic" style:parent-style-name="Default_5f_1_5f_5_5f_6_5f_3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46" style:family="graphic" style:parent-style-name="Default_5f_1_5f_5_5f_6_5f_3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47" style:family="graphic" style:parent-style-name="Default_5f_1_5f_5_5f_6_5f_3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48" style:family="graphic" style:parent-style-name="Default_5f_1_5f_5_5f_6_5f_3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49" style:family="graphic" style:parent-style-name="Default_5f_1_5f_5_5f_6_5f_3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50" style:family="graphic" style:parent-style-name="Default_5f_1_5f_5_5f_6_5f_3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51" style:family="graphic" style:parent-style-name="Default_5f_1_5f_5_5f_6_5f_3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52" style:family="graphic" style:parent-style-name="Default_5f_1_5f_5_5f_6_5f_3">
      <style:graphic-properties draw:stroke="none" svg:stroke-color="#000000" draw:fill="none" draw:fill-color="#ffffff" fo:min-height="1.401cm"/>
    </style:style>
    <style:style style:name="gr153" style:family="graphic" style:parent-style-name="Default_5f_1_5f_11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54" style:family="graphic" style:parent-style-name="Default_5f_1_5f_11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55" style:family="graphic" style:parent-style-name="Default_5f_1_5f_11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56" style:family="graphic" style:parent-style-name="Default_5f_1_5f_11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57" style:family="graphic" style:parent-style-name="Default_5f_1_5f_11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8" style:family="graphic" style:parent-style-name="Default_5f_1_5f_11_5f_3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59" style:family="graphic" style:parent-style-name="Default_5f_1_5f_5_5f_6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60" style:family="graphic" style:parent-style-name="Default_5f_1_5f_5_5f_6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61" style:family="graphic" style:parent-style-name="Default_5f_1_5f_5_5f_6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62" style:family="graphic" style:parent-style-name="Default_5f_1_5f_5_5f_6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63" style:family="graphic" style:parent-style-name="Default_5f_1_5f_5_5f_6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64" style:family="graphic" style:parent-style-name="Default_5f_1_5f_5_5f_6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65" style:family="graphic" style:parent-style-name="Default_5f_1_5f_5_5f_6_5f_2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66" style:family="graphic" style:parent-style-name="Default_5f_1_5f_5_5f_6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67" style:family="graphic" style:parent-style-name="Default_5f_1_5f_5_5f_6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68" style:family="graphic" style:parent-style-name="Default_5f_1_5f_5_5f_6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69" style:family="graphic" style:parent-style-name="Default_5f_1_5f_5_5f_6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70" style:family="graphic" style:parent-style-name="Default_5f_1_5f_5_5f_6_5f_2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71" style:family="graphic" style:parent-style-name="Default_5f_1_5f_5_5f_6_5f_2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72" style:family="graphic" style:parent-style-name="Default_5f_1_5f_5_5f_6_5f_2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173" style:family="graphic" style:parent-style-name="Default_5f_1_5f_5_5f_6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74" style:family="graphic" style:parent-style-name="Default_5f_1_5f_5_5f_6_5f_2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75" style:family="graphic" style:parent-style-name="Default_5f_1_5f_5_5f_6_5f_2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76" style:family="graphic" style:parent-style-name="Default_5f_1_5f_5_5f_6_5f_2">
      <style:graphic-properties draw:stroke="none" svg:stroke-color="#000000" draw:fill="none" draw:fill-color="#ffffff" fo:min-height="1.401cm"/>
    </style:style>
    <style:style style:name="gr177" style:family="graphic" style:parent-style-name="Default_5f_1_5f_11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78" style:family="graphic" style:parent-style-name="Default_5f_1_5f_11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79" style:family="graphic" style:parent-style-name="Default_5f_1_5f_11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80" style:family="graphic" style:parent-style-name="Default_5f_1_5f_11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81" style:family="graphic" style:parent-style-name="Default_5f_1_5f_11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82" style:family="graphic" style:parent-style-name="Default_5f_1_5f_11_5f_2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83" style:family="graphic" style:parent-style-name="Default_5f_1_5f_5_5f_6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84" style:family="graphic" style:parent-style-name="Default_5f_1_5f_5_5f_6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85" style:family="graphic" style:parent-style-name="Default_5f_1_5f_5_5f_6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86" style:family="graphic" style:parent-style-name="Default_5f_1_5f_5_5f_6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87" style:family="graphic" style:parent-style-name="Default_5f_1_5f_5_5f_6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88" style:family="graphic" style:parent-style-name="Default_5f_1_5f_5_5f_6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89" style:family="graphic" style:parent-style-name="Default_5f_1_5f_5_5f_6_5f_1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90" style:family="graphic" style:parent-style-name="Default_5f_1_5f_5_5f_6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91" style:family="graphic" style:parent-style-name="Default_5f_1_5f_5_5f_6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92" style:family="graphic" style:parent-style-name="Default_5f_1_5f_5_5f_6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93" style:family="graphic" style:parent-style-name="Default_5f_1_5f_5_5f_6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94" style:family="graphic" style:parent-style-name="Default_5f_1_5f_5_5f_6_5f_1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95" style:family="graphic" style:parent-style-name="Default_5f_1_5f_5_5f_6_5f_1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96" style:family="graphic" style:parent-style-name="Default_5f_1_5f_5_5f_6_5f_1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197" style:family="graphic" style:parent-style-name="Default_5f_1_5f_5_5f_6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98" style:family="graphic" style:parent-style-name="Default_5f_1_5f_5_5f_6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99" style:family="graphic" style:parent-style-name="Default_5f_1_5f_5_5f_6_5f_1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200" style:family="graphic" style:parent-style-name="Default_5f_1_5f_5_5f_6_5f_1">
      <style:graphic-properties draw:stroke="none" svg:stroke-color="#000000" draw:fill="none" draw:fill-color="#ffffff" fo:min-height="1.401cm"/>
    </style:style>
    <style:style style:name="gr201" style:family="graphic" style:parent-style-name="Default_5f_1_5f_11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02" style:family="graphic" style:parent-style-name="Default_5f_1_5f_11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03" style:family="graphic" style:parent-style-name="Default_5f_1_5f_11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04" style:family="graphic" style:parent-style-name="Default_5f_1_5f_11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05" style:family="graphic" style:parent-style-name="Default_5f_1_5f_11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06" style:family="graphic" style:parent-style-name="Default_5f_1_5f_11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07" style:family="graphic" style:parent-style-name="Default_5f_1_5f_5_5f_6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08" style:family="graphic" style:parent-style-name="Object_20_without_20_fill_5f_6_5f_1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209" style:family="graphic" style:parent-style-name="Object_20_without_20_fill_5f_7">
      <style:graphic-properties svg:stroke-width="0.025cm" svg:stroke-color="#000000" draw:marker-start-width="0.266cm" draw:marker-end="Arrow" draw:marker-end-width="0.367cm" draw:fill="none" draw:textarea-vertical-align="middle" fo:padding-top="0.012cm" fo:padding-bottom="0.012cm" fo:padding-left="0.012cm" fo:padding-right="0.012cm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5" style:family="paragraph">
      <loext:graphic-properties draw:fill="solid" draw:fill-color="#000000" draw:opacity="25%"/>
      <style:text-properties fo:font-weight="bold"/>
    </style:style>
    <style:style style:name="P6" style:family="paragraph">
      <loext:graphic-properties draw:fill="gradient" draw:fill-gradient-name="svggradient0"/>
      <style:text-properties fo:font-weight="bold"/>
    </style:style>
    <style:style style:name="P7" style:family="paragraph">
      <loext:graphic-properties draw:fill="none"/>
      <style:text-properties fo:font-weight="bold"/>
    </style:style>
    <style:style style:name="P8" style:family="paragraph">
      <loext:graphic-properties draw:fill="solid" draw:fill-color="#000000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size="18pt" fo:font-weight="bold"/>
    </style:style>
    <style:style style:name="P10" style:family="paragraph">
      <loext:graphic-properties draw:fill="solid" draw:fill-color="#ffffff"/>
      <style:text-properties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="none"/>
      <style:paragraph-properties fo:text-align="center"/>
      <style:text-properties style:font-name="Liberation Sans2" fo:font-size="16pt" fo:font-weight="bold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Liberation Sans1" fo:font-size="16pt" fo:font-weight="bold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style:font-name="Liberation Sans1" fo:font-weight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/>
    </style:style>
    <style:style style:name="T2" style:family="text">
      <style:text-properties fo:font-variant="normal" fo:text-transform="none" fo:color="#000000" style:font-name="Helvetica" fo:font-size="16pt" fo:font-style="normal" fo:font-weight="bold"/>
    </style:style>
    <style:style style:name="T3" style:family="text">
      <style:text-properties fo:font-variant="normal" fo:text-transform="none" fo:color="#000000" style:font-name="Liberation Sans2" fo:font-size="16pt" fo:font-style="normal" fo:font-weight="bold" style:font-size-asian="18pt" style:font-size-complex="18pt"/>
    </style:style>
    <style:style style:name="T4" style:family="text">
      <style:text-properties fo:font-variant="normal" fo:text-transform="none" fo:color="#000000" style:font-name="Liberation Sans1" fo:font-size="16pt" fo:font-style="normal" fo:font-weight="bold" style:font-size-asian="18pt" style:font-size-complex="18pt"/>
    </style:style>
    <style:style style:name="T5" style:family="text">
      <style:text-properties fo:font-variant="normal" fo:text-transform="none" fo:color="#000000" style:font-name="Liberation Sans1" fo:font-size="1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2" draw:style-name="dp1" draw:master-page-name="Default">
        <draw:path draw:style-name="gr10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0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0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723cm" svg:y="25.382cm" svg:viewBox="0 0 4763 901" svg:d="M0 0c0 1201 4763 1201 4763 0">
          <text:p/>
        </draw:path>
        <draw:path draw:style-name="gr10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37cm" svg:y="25.03cm" svg:viewBox="0 0 4763 901" svg:d="M0 0c0 1201 4763 1201 4763 0">
          <text:p/>
        </draw:path>
        <draw:path draw:style-name="gr10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018cm" svg:y="24.677cm" svg:viewBox="0 0 4763 901" svg:d="M0 0c0 1201 4763 1201 4763 0">
          <text:p/>
        </draw:path>
        <draw:path draw:style-name="gr10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3" draw:text-style-name="P7" draw:layer="layout" svg:x1="4.046cm" svg:y1="23.279cm" svg:x2="10.287cm" svg:y2="11.294cm">
          <text:p/>
        </draw:line>
        <draw:polygon draw:style-name="gr14" draw:text-style-name="P8" draw:layer="layout" svg:width="0.187cm" svg:height="0.257cm" svg:x="3.96cm" svg:y="23.185cm" svg:viewBox="0 0 188 258" draw:points="0,258 41,0 86,93 188,76">
          <text:p/>
        </draw:polygon>
        <draw:polygon draw:style-name="gr14" draw:text-style-name="P8" draw:layer="layout" svg:width="0.187cm" svg:height="0.257cm" svg:x="10.184cm" svg:y="11.13cm" svg:viewBox="0 0 188 258" draw:points="188,0 147,258 102,165 0,182">
          <text:p/>
        </draw:polygon>
        <draw:frame draw:style-name="gr15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3" draw:style-name="dp1" draw:master-page-name="Default">
        <draw:path draw:style-name="gr2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2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2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25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2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2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2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723cm" svg:y="25.382cm" svg:viewBox="0 0 4763 901" svg:d="M0 0c0 1201 4763 1201 4763 0">
          <text:p/>
        </draw:path>
        <draw:path draw:style-name="gr2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37cm" svg:y="25.03cm" svg:viewBox="0 0 4763 901" svg:d="M0 0c0 1201 4763 1201 4763 0">
          <text:p/>
        </draw:path>
        <draw:path draw:style-name="gr2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018cm" svg:y="24.677cm" svg:viewBox="0 0 4763 901" svg:d="M0 0c0 1201 4763 1201 4763 0">
          <text:p/>
        </draw:path>
        <draw:path draw:style-name="gr2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27" draw:text-style-name="P11" draw:layer="layout" svg:x1="40.13cm" svg:y1="3.263cm" svg:x2="40.095cm" svg:y2="8.719cm">
          <text:p/>
        </draw:line>
        <draw:polygon draw:style-name="gr28" draw:text-style-name="P12" draw:layer="layout" svg:width="0.164cm" svg:height="0.247cm" svg:x="40.013cm" svg:y="8.656cm" svg:viewBox="0 0 165 248" draw:points="81,248 0,0 82,62 165,1">
          <text:p/>
        </draw:polygon>
        <draw:line draw:style-name="gr27" draw:text-style-name="P7" draw:layer="layout" svg:x1="4.046cm" svg:y1="23.279cm" svg:x2="10.287cm" svg:y2="11.294cm">
          <text:p/>
        </draw:line>
        <draw:polygon draw:style-name="gr28" draw:text-style-name="P8" draw:layer="layout" svg:width="0.187cm" svg:height="0.257cm" svg:x="3.96cm" svg:y="23.185cm" svg:viewBox="0 0 188 258" draw:points="0,258 41,0 86,93 188,76">
          <text:p/>
        </draw:polygon>
        <draw:polygon draw:style-name="gr28" draw:text-style-name="P8" draw:layer="layout" svg:width="0.187cm" svg:height="0.257cm" svg:x="10.184cm" svg:y="11.13cm" svg:viewBox="0 0 188 258" draw:points="188,0 147,258 102,165 0,182">
          <text:p/>
        </draw:polygon>
        <draw:frame draw:style-name="gr29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30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31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32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4" draw:style-name="dp1" draw:master-page-name="Default">
        <draw:path draw:style-name="gr39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39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41" draw:text-style-name="P11" draw:layer="layout" svg:x1="25.065cm" svg:y1="3.982cm" svg:x2="25.065cm" svg:y2="8.613cm">
          <text:p/>
        </draw:line>
        <draw:polygon draw:style-name="gr42" draw:text-style-name="P8" draw:layer="layout" svg:width="0.164cm" svg:height="0.247cm" svg:x="26.018cm" svg:y="2.63cm" svg:viewBox="0 0 165 248" draw:points="83,0 165,248 83,186 0,248">
          <text:p/>
        </draw:polygon>
        <draw:polygon draw:style-name="gr42" draw:text-style-name="P12" draw:layer="layout" svg:width="0.164cm" svg:height="0.247cm" svg:x="24.983cm" svg:y="8.551cm" svg:viewBox="0 0 165 248" draw:points="83,248 0,0 83,62 165,0">
          <text:p/>
        </draw:polygon>
        <draw:path draw:style-name="gr39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40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39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4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39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40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39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723cm" svg:y="25.382cm" svg:viewBox="0 0 4763 901" svg:d="M0 0c0 1201 4763 1201 4763 0">
          <text:p/>
        </draw:path>
        <draw:path draw:style-name="gr39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37cm" svg:y="25.03cm" svg:viewBox="0 0 4763 901" svg:d="M0 0c0 1201 4763 1201 4763 0">
          <text:p/>
        </draw:path>
        <draw:path draw:style-name="gr39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018cm" svg:y="24.677cm" svg:viewBox="0 0 4763 901" svg:d="M0 0c0 1201 4763 1201 4763 0">
          <text:p/>
        </draw:path>
        <draw:path draw:style-name="gr39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41" draw:text-style-name="P11" draw:layer="layout" svg:x1="40.13cm" svg:y1="3.263cm" svg:x2="40.095cm" svg:y2="8.719cm">
          <text:p/>
        </draw:line>
        <draw:polygon draw:style-name="gr42" draw:text-style-name="P12" draw:layer="layout" svg:width="0.164cm" svg:height="0.247cm" svg:x="40.013cm" svg:y="8.656cm" svg:viewBox="0 0 165 248" draw:points="81,248 0,0 82,62 165,1">
          <text:p/>
        </draw:polygon>
        <draw:line draw:style-name="gr41" draw:text-style-name="P7" draw:layer="layout" svg:x1="4.046cm" svg:y1="23.279cm" svg:x2="10.287cm" svg:y2="11.294cm">
          <text:p/>
        </draw:line>
        <draw:polygon draw:style-name="gr42" draw:text-style-name="P8" draw:layer="layout" svg:width="0.187cm" svg:height="0.257cm" svg:x="3.96cm" svg:y="23.185cm" svg:viewBox="0 0 188 258" draw:points="0,258 41,0 86,93 188,76">
          <text:p/>
        </draw:polygon>
        <draw:polygon draw:style-name="gr42" draw:text-style-name="P8" draw:layer="layout" svg:width="0.187cm" svg:height="0.257cm" svg:x="10.184cm" svg:y="11.13cm" svg:viewBox="0 0 188 258" draw:points="188,0 147,258 102,165 0,182">
          <text:p/>
        </draw:polygon>
        <draw:frame draw:style-name="gr45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4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4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48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49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5" draw:style-name="dp1" draw:master-page-name="Default">
        <draw:path draw:style-name="gr56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6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8" draw:text-style-name="P11" draw:layer="layout" svg:x1="25.065cm" svg:y1="3.982cm" svg:x2="25.065cm" svg:y2="8.613cm">
          <text:p/>
        </draw:line>
        <draw:polygon draw:style-name="gr59" draw:text-style-name="P8" draw:layer="layout" svg:width="0.164cm" svg:height="0.247cm" svg:x="26.018cm" svg:y="2.63cm" svg:viewBox="0 0 165 248" draw:points="83,0 165,248 83,186 0,248">
          <text:p/>
        </draw:polygon>
        <draw:polygon draw:style-name="gr59" draw:text-style-name="P12" draw:layer="layout" svg:width="0.164cm" svg:height="0.247cm" svg:x="24.983cm" svg:y="8.551cm" svg:viewBox="0 0 165 248" draw:points="83,248 0,0 83,62 165,0">
          <text:p/>
        </draw:polygon>
        <draw:path draw:style-name="gr56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7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6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7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6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0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6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7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6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723cm" svg:y="25.382cm" svg:viewBox="0 0 4763 901" svg:d="M0 0c0 1201 4763 1201 4763 0">
          <text:p/>
        </draw:path>
        <draw:path draw:style-name="gr56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37cm" svg:y="25.03cm" svg:viewBox="0 0 4763 901" svg:d="M0 0c0 1201 4763 1201 4763 0">
          <text:p/>
        </draw:path>
        <draw:path draw:style-name="gr56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018cm" svg:y="24.677cm" svg:viewBox="0 0 4763 901" svg:d="M0 0c0 1201 4763 1201 4763 0">
          <text:p/>
        </draw:path>
        <draw:line draw:style-name="gr58" draw:text-style-name="P11" draw:layer="layout" svg:x1="10.418cm" svg:y1="3.982cm" svg:x2="10.391cm" svg:y2="8.614cm">
          <text:p/>
        </draw:line>
        <draw:polygon draw:style-name="gr59" draw:text-style-name="P8" draw:layer="layout" svg:width="0.164cm" svg:height="0.247cm" svg:x="10.334cm" svg:y="3.797cm" svg:viewBox="0 0 165 248" draw:points="84,0 165,248 83,186 0,247">
          <text:p/>
        </draw:polygon>
        <draw:polygon draw:style-name="gr59" draw:text-style-name="P12" draw:layer="layout" svg:width="0.165cm" svg:height="0.247cm" svg:x="10.309cm" svg:y="8.55cm" svg:viewBox="0 0 166 248" draw:points="82,248 0,0 83,62 166,1">
          <text:p/>
        </draw:polygon>
        <draw:path draw:style-name="gr56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8" draw:text-style-name="P11" draw:layer="layout" svg:x1="40.13cm" svg:y1="3.263cm" svg:x2="40.095cm" svg:y2="8.719cm">
          <text:p/>
        </draw:line>
        <draw:polygon draw:style-name="gr59" draw:text-style-name="P12" draw:layer="layout" svg:width="0.164cm" svg:height="0.247cm" svg:x="40.013cm" svg:y="8.656cm" svg:viewBox="0 0 165 248" draw:points="81,248 0,0 82,62 165,1">
          <text:p/>
        </draw:polygon>
        <draw:line draw:style-name="gr58" draw:text-style-name="P7" draw:layer="layout" svg:x1="4.046cm" svg:y1="23.279cm" svg:x2="10.287cm" svg:y2="11.294cm">
          <text:p/>
        </draw:line>
        <draw:polygon draw:style-name="gr59" draw:text-style-name="P8" draw:layer="layout" svg:width="0.187cm" svg:height="0.257cm" svg:x="3.96cm" svg:y="23.185cm" svg:viewBox="0 0 188 258" draw:points="0,258 41,0 86,93 188,76">
          <text:p/>
        </draw:polygon>
        <draw:polygon draw:style-name="gr59" draw:text-style-name="P8" draw:layer="layout" svg:width="0.187cm" svg:height="0.257cm" svg:x="10.184cm" svg:y="11.13cm" svg:viewBox="0 0 188 258" draw:points="188,0 147,258 102,165 0,182">
          <text:p/>
        </draw:polygon>
        <draw:frame draw:style-name="gr62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3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4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5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6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67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6" draw:style-name="dp1" draw:master-page-name="Default">
        <draw:path draw:style-name="gr7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7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76" draw:text-style-name="P11" draw:layer="layout" svg:x1="25.065cm" svg:y1="3.982cm" svg:x2="25.065cm" svg:y2="8.613cm">
          <text:p/>
        </draw:line>
        <draw:polygon draw:style-name="gr77" draw:text-style-name="P8" draw:layer="layout" svg:width="0.164cm" svg:height="0.247cm" svg:x="26.018cm" svg:y="2.63cm" svg:viewBox="0 0 165 248" draw:points="83,0 165,248 83,186 0,248">
          <text:p/>
        </draw:polygon>
        <draw:polygon draw:style-name="gr77" draw:text-style-name="P12" draw:layer="layout" svg:width="0.164cm" svg:height="0.247cm" svg:x="24.983cm" svg:y="8.551cm" svg:viewBox="0 0 165 248" draw:points="83,248 0,0 83,62 165,0">
          <text:p/>
        </draw:polygon>
        <draw:path draw:style-name="gr7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7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7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7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7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723cm" svg:y="25.382cm" svg:viewBox="0 0 4763 901" svg:d="M0 0c0 1201 4763 1201 4763 0">
          <text:p/>
        </draw:path>
        <draw:path draw:style-name="gr7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37cm" svg:y="25.03cm" svg:viewBox="0 0 4763 901" svg:d="M0 0c0 1201 4763 1201 4763 0">
          <text:p/>
        </draw:path>
        <draw:path draw:style-name="gr7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018cm" svg:y="24.677cm" svg:viewBox="0 0 4763 901" svg:d="M0 0c0 1201 4763 1201 4763 0">
          <text:p/>
        </draw:path>
        <draw:path draw:style-name="gr7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76" draw:text-style-name="P11" draw:layer="layout" svg:x1="10.418cm" svg:y1="3.982cm" svg:x2="10.391cm" svg:y2="8.614cm">
          <text:p/>
        </draw:line>
        <draw:polygon draw:style-name="gr77" draw:text-style-name="P8" draw:layer="layout" svg:width="0.164cm" svg:height="0.247cm" svg:x="10.334cm" svg:y="3.797cm" svg:viewBox="0 0 165 248" draw:points="84,0 165,248 83,186 0,247">
          <text:p/>
        </draw:polygon>
        <draw:polygon draw:style-name="gr77" draw:text-style-name="P12" draw:layer="layout" svg:width="0.165cm" svg:height="0.247cm" svg:x="10.309cm" svg:y="8.55cm" svg:viewBox="0 0 166 248" draw:points="82,248 0,0 83,62 166,1">
          <text:p/>
        </draw:polygon>
        <draw:path draw:style-name="gr7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76" draw:text-style-name="P11" draw:layer="layout" svg:x1="40.13cm" svg:y1="3.263cm" svg:x2="40.095cm" svg:y2="8.719cm">
          <text:p/>
        </draw:line>
        <draw:polygon draw:style-name="gr77" draw:text-style-name="P12" draw:layer="layout" svg:width="0.164cm" svg:height="0.247cm" svg:x="40.013cm" svg:y="8.656cm" svg:viewBox="0 0 165 248" draw:points="81,248 0,0 82,62 165,1">
          <text:p/>
        </draw:polygon>
        <draw:line draw:style-name="gr76" draw:text-style-name="P7" draw:layer="layout" svg:x1="4.046cm" svg:y1="23.279cm" svg:x2="10.287cm" svg:y2="11.294cm">
          <text:p/>
        </draw:line>
        <draw:polygon draw:style-name="gr77" draw:text-style-name="P8" draw:layer="layout" svg:width="0.187cm" svg:height="0.257cm" svg:x="3.96cm" svg:y="23.185cm" svg:viewBox="0 0 188 258" draw:points="0,258 41,0 86,93 188,76">
          <text:p/>
        </draw:polygon>
        <draw:polygon draw:style-name="gr77" draw:text-style-name="P8" draw:layer="layout" svg:width="0.187cm" svg:height="0.257cm" svg:x="10.184cm" svg:y="11.13cm" svg:viewBox="0 0 188 258" draw:points="188,0 147,258 102,165 0,182">
          <text:p/>
        </draw:polygon>
        <draw:line draw:style-name="gr76" draw:text-style-name="P7" draw:layer="layout" svg:x1="25.065cm" svg:y1="13.516cm" svg:x2="25.065cm" svg:y2="11.178cm">
          <text:p/>
        </draw:line>
        <draw:polygon draw:style-name="gr77" draw:text-style-name="P8" draw:layer="layout" svg:width="0.164cm" svg:height="0.247cm" svg:x="24.983cm" svg:y="13.454cm" svg:viewBox="0 0 165 248" draw:points="83,248 0,0 83,62 165,0">
          <text:p/>
        </draw:polygon>
        <draw:polygon draw:style-name="gr77" draw:text-style-name="P12" draw:layer="layout" svg:width="0.164cm" svg:height="0.247cm" svg:x="24.983cm" svg:y="10.993cm" svg:viewBox="0 0 165 248" draw:points="83,0 165,248 83,186 0,248">
          <text:p/>
        </draw:polygon>
        <draw:frame draw:style-name="gr80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81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82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83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84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85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8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7" draw:style-name="dp1" draw:master-page-name="Default">
        <draw:path draw:style-name="gr9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9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95" draw:text-style-name="P11" draw:layer="layout" svg:x1="25.065cm" svg:y1="3.982cm" svg:x2="25.065cm" svg:y2="8.613cm">
          <text:p/>
        </draw:line>
        <draw:polygon draw:style-name="gr96" draw:text-style-name="P8" draw:layer="layout" svg:width="0.164cm" svg:height="0.247cm" svg:x="26.018cm" svg:y="2.63cm" svg:viewBox="0 0 165 248" draw:points="83,0 165,248 83,186 0,248">
          <text:p/>
        </draw:polygon>
        <draw:polygon draw:style-name="gr96" draw:text-style-name="P12" draw:layer="layout" svg:width="0.164cm" svg:height="0.247cm" svg:x="24.983cm" svg:y="8.551cm" svg:viewBox="0 0 165 248" draw:points="83,248 0,0 83,62 165,0">
          <text:p/>
        </draw:polygon>
        <draw:path draw:style-name="gr93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97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9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9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93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723cm" svg:y="25.382cm" svg:viewBox="0 0 4763 901" svg:d="M0 0c0 1201 4763 1201 4763 0">
          <text:p/>
        </draw:path>
        <draw:path draw:style-name="gr9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37cm" svg:y="25.03cm" svg:viewBox="0 0 4763 901" svg:d="M0 0c0 1201 4763 1201 4763 0">
          <text:p/>
        </draw:path>
        <draw:path draw:style-name="gr9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018cm" svg:y="24.677cm" svg:viewBox="0 0 4763 901" svg:d="M0 0c0 1201 4763 1201 4763 0">
          <text:p/>
        </draw:path>
        <draw:path draw:style-name="gr93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95" draw:text-style-name="P11" draw:layer="layout" svg:x1="10.418cm" svg:y1="3.982cm" svg:x2="10.391cm" svg:y2="8.614cm">
          <text:p/>
        </draw:line>
        <draw:polygon draw:style-name="gr96" draw:text-style-name="P8" draw:layer="layout" svg:width="0.164cm" svg:height="0.247cm" svg:x="10.334cm" svg:y="3.797cm" svg:viewBox="0 0 165 248" draw:points="84,0 165,248 83,186 0,247">
          <text:p/>
        </draw:polygon>
        <draw:polygon draw:style-name="gr96" draw:text-style-name="P12" draw:layer="layout" svg:width="0.165cm" svg:height="0.247cm" svg:x="10.309cm" svg:y="8.55cm" svg:viewBox="0 0 166 248" draw:points="82,248 0,0 83,62 166,1">
          <text:p/>
        </draw:polygon>
        <draw:path draw:style-name="gr9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95" draw:text-style-name="P11" draw:layer="layout" svg:x1="40.13cm" svg:y1="3.263cm" svg:x2="40.095cm" svg:y2="8.719cm">
          <text:p/>
        </draw:line>
        <draw:polygon draw:style-name="gr96" draw:text-style-name="P12" draw:layer="layout" svg:width="0.164cm" svg:height="0.247cm" svg:x="40.013cm" svg:y="8.656cm" svg:viewBox="0 0 165 248" draw:points="81,248 0,0 82,62 165,1">
          <text:p/>
        </draw:polygon>
        <draw:line draw:style-name="gr95" draw:text-style-name="P7" draw:layer="layout" svg:x1="4.046cm" svg:y1="23.279cm" svg:x2="10.287cm" svg:y2="11.294cm">
          <text:p/>
        </draw:line>
        <draw:polygon draw:style-name="gr96" draw:text-style-name="P8" draw:layer="layout" svg:width="0.187cm" svg:height="0.257cm" svg:x="3.96cm" svg:y="23.185cm" svg:viewBox="0 0 188 258" draw:points="0,258 41,0 86,93 188,76">
          <text:p/>
        </draw:polygon>
        <draw:polygon draw:style-name="gr96" draw:text-style-name="P8" draw:layer="layout" svg:width="0.187cm" svg:height="0.257cm" svg:x="10.184cm" svg:y="11.13cm" svg:viewBox="0 0 188 258" draw:points="188,0 147,258 102,165 0,182">
          <text:p/>
        </draw:polygon>
        <draw:line draw:style-name="gr95" draw:text-style-name="P7" draw:layer="layout" svg:x1="25.065cm" svg:y1="13.516cm" svg:x2="25.065cm" svg:y2="11.178cm">
          <text:p/>
        </draw:line>
        <draw:polygon draw:style-name="gr96" draw:text-style-name="P8" draw:layer="layout" svg:width="0.164cm" svg:height="0.247cm" svg:x="24.983cm" svg:y="13.454cm" svg:viewBox="0 0 165 248" draw:points="83,248 0,0 83,62 165,0">
          <text:p/>
        </draw:polygon>
        <draw:polygon draw:style-name="gr96" draw:text-style-name="P12" draw:layer="layout" svg:width="0.164cm" svg:height="0.247cm" svg:x="24.983cm" svg:y="10.993cm" svg:viewBox="0 0 165 248" draw:points="83,0 165,248 83,186 0,248">
          <text:p/>
        </draw:polygon>
        <draw:line draw:style-name="gr99" draw:text-style-name="P7" draw:layer="layout" svg:x1="21.82cm" svg:y1="15.811cm" svg:x2="9.723cm" svg:y2="19.254cm">
          <text:p/>
        </draw:line>
        <draw:line draw:style-name="gr95" draw:text-style-name="P7" draw:layer="layout" svg:x1="4.78cm" svg:y1="24.823cm" svg:x2="9.322cm" svg:y2="21.734cm">
          <text:p/>
        </draw:line>
        <draw:polygon draw:style-name="gr96" draw:text-style-name="P8" draw:layer="layout" svg:width="0.251cm" svg:height="0.207cm" svg:x="9.224cm" svg:y="21.63cm" svg:viewBox="0 0 252 208" draw:points="252,0 93,208 98,105 0,71">
          <text:p/>
        </draw:polygon>
        <draw:frame draw:style-name="gr100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01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02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03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04" draw:text-style-name="P14" draw:layer="layout" svg:width="5.797cm" svg:height="0.911cm" svg:x="7.233cm" svg:y="20.169cm">
          <draw:text-box>
            <text:p text:style-name="P3"><text:span text:style-name="T3">Notification Engine</text:span></text:p>
          </draw:text-box>
        </draw:frame>
        <draw:frame draw:style-name="gr105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06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07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8" draw:style-name="dp1" draw:master-page-name="Default">
        <draw:path draw:style-name="gr11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1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1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1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16" draw:text-style-name="P11" draw:layer="layout" svg:x1="25.065cm" svg:y1="3.982cm" svg:x2="25.065cm" svg:y2="8.613cm">
          <text:p/>
        </draw:line>
        <draw:polygon draw:style-name="gr117" draw:text-style-name="P8" draw:layer="layout" svg:width="0.164cm" svg:height="0.247cm" svg:x="26.018cm" svg:y="2.63cm" svg:viewBox="0 0 165 248" draw:points="83,0 165,248 83,186 0,248">
          <text:p/>
        </draw:polygon>
        <draw:polygon draw:style-name="gr117" draw:text-style-name="P12" draw:layer="layout" svg:width="0.164cm" svg:height="0.247cm" svg:x="24.983cm" svg:y="8.551cm" svg:viewBox="0 0 165 248" draw:points="83,248 0,0 83,62 165,0">
          <text:p/>
        </draw:polygon>
        <draw:path draw:style-name="gr11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1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1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1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14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1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19" draw:text-style-name="P7" draw:layer="layout" svg:width="4.762cm" svg:height="0.9cm" svg:x="0.723cm" svg:y="25.382cm" svg:viewBox="0 0 4763 901" svg:d="M0 0c0 1201 4763 1201 4763 0">
          <text:p/>
        </draw:path>
        <draw:path draw:style-name="gr11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1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19" draw:text-style-name="P7" draw:layer="layout" svg:width="4.762cm" svg:height="0.9cm" svg:x="0.37cm" svg:y="25.03cm" svg:viewBox="0 0 4763 901" svg:d="M0 0c0 1201 4763 1201 4763 0">
          <text:p/>
        </draw:path>
        <draw:path draw:style-name="gr11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1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19" draw:text-style-name="P7" draw:layer="layout" svg:width="4.762cm" svg:height="0.9cm" svg:x="0.018cm" svg:y="24.677cm" svg:viewBox="0 0 4763 901" svg:d="M0 0c0 1201 4763 1201 4763 0">
          <text:p/>
        </draw:path>
        <draw:path draw:style-name="gr11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16" draw:text-style-name="P11" draw:layer="layout" svg:x1="10.418cm" svg:y1="3.982cm" svg:x2="10.391cm" svg:y2="8.614cm">
          <text:p/>
        </draw:line>
        <draw:polygon draw:style-name="gr117" draw:text-style-name="P8" draw:layer="layout" svg:width="0.164cm" svg:height="0.247cm" svg:x="10.334cm" svg:y="3.797cm" svg:viewBox="0 0 165 248" draw:points="84,0 165,248 83,186 0,247">
          <text:p/>
        </draw:polygon>
        <draw:polygon draw:style-name="gr117" draw:text-style-name="P12" draw:layer="layout" svg:width="0.165cm" svg:height="0.247cm" svg:x="10.309cm" svg:y="8.55cm" svg:viewBox="0 0 166 248" draw:points="82,248 0,0 83,62 166,1">
          <text:p/>
        </draw:polygon>
        <draw:path draw:style-name="gr11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1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16" draw:text-style-name="P11" draw:layer="layout" svg:x1="40.13cm" svg:y1="3.263cm" svg:x2="40.095cm" svg:y2="8.719cm">
          <text:p/>
        </draw:line>
        <draw:polygon draw:style-name="gr117" draw:text-style-name="P12" draw:layer="layout" svg:width="0.164cm" svg:height="0.247cm" svg:x="40.013cm" svg:y="8.656cm" svg:viewBox="0 0 165 248" draw:points="81,248 0,0 82,62 165,1">
          <text:p/>
        </draw:polygon>
        <draw:line draw:style-name="gr116" draw:text-style-name="P7" draw:layer="layout" svg:x1="4.046cm" svg:y1="23.279cm" svg:x2="10.287cm" svg:y2="11.294cm">
          <text:p/>
        </draw:line>
        <draw:polygon draw:style-name="gr117" draw:text-style-name="P8" draw:layer="layout" svg:width="0.187cm" svg:height="0.257cm" svg:x="3.96cm" svg:y="23.185cm" svg:viewBox="0 0 188 258" draw:points="0,258 41,0 86,93 188,76">
          <text:p/>
        </draw:polygon>
        <draw:polygon draw:style-name="gr117" draw:text-style-name="P8" draw:layer="layout" svg:width="0.187cm" svg:height="0.257cm" svg:x="10.184cm" svg:y="11.13cm" svg:viewBox="0 0 188 258" draw:points="188,0 147,258 102,165 0,182">
          <text:p/>
        </draw:polygon>
        <draw:line draw:style-name="gr116" draw:text-style-name="P7" draw:layer="layout" svg:x1="25.065cm" svg:y1="13.516cm" svg:x2="25.065cm" svg:y2="11.178cm">
          <text:p/>
        </draw:line>
        <draw:polygon draw:style-name="gr117" draw:text-style-name="P8" draw:layer="layout" svg:width="0.164cm" svg:height="0.247cm" svg:x="24.983cm" svg:y="13.454cm" svg:viewBox="0 0 165 248" draw:points="83,248 0,0 83,62 165,0">
          <text:p/>
        </draw:polygon>
        <draw:polygon draw:style-name="gr117" draw:text-style-name="P12" draw:layer="layout" svg:width="0.164cm" svg:height="0.247cm" svg:x="24.983cm" svg:y="10.993cm" svg:viewBox="0 0 165 248" draw:points="83,0 165,248 83,186 0,248">
          <text:p/>
        </draw:polygon>
        <draw:line draw:style-name="gr120" draw:text-style-name="P7" draw:layer="layout" svg:x1="21.82cm" svg:y1="15.811cm" svg:x2="9.723cm" svg:y2="19.254cm">
          <text:p/>
        </draw:line>
        <draw:line draw:style-name="gr116" draw:text-style-name="P7" draw:layer="layout" svg:x1="23.678cm" svg:y1="16.187cm" svg:x2="20.502cm" svg:y2="19.162cm">
          <text:p/>
        </draw:line>
        <draw:polygon draw:style-name="gr117" draw:text-style-name="P8" draw:layer="layout" svg:width="0.236cm" svg:height="0.229cm" svg:x="23.575cm" svg:y="16.061cm" svg:viewBox="0 0 237 230" draw:points="237,0 113,230 102,127 0,109">
          <text:p/>
        </draw:polygon>
        <draw:polygon draw:style-name="gr117" draw:text-style-name="P8" draw:layer="layout" svg:width="0.236cm" svg:height="0.229cm" svg:x="20.367cm" svg:y="19.059cm" svg:viewBox="0 0 237 230" draw:points="0,230 124,0 136,103 237,120">
          <text:p/>
        </draw:polygon>
        <draw:line draw:style-name="gr116" draw:text-style-name="P7" draw:layer="layout" svg:x1="17.146cm" svg:y1="21.688cm" svg:x2="4.99cm" svg:y2="26.361cm">
          <text:p/>
        </draw:line>
        <draw:polygon draw:style-name="gr117" draw:text-style-name="P8" draw:layer="layout" svg:width="0.26cm" svg:height="0.165cm" svg:x="17.058cm" svg:y="21.622cm" svg:viewBox="0 0 261 166" draw:points="261,0 59,166 87,67 0,12">
          <text:p/>
        </draw:polygon>
        <draw:polygon draw:style-name="gr117" draw:text-style-name="P8" draw:layer="layout" svg:width="0.26cm" svg:height="0.165cm" svg:x="4.817cm" svg:y="26.261cm" svg:viewBox="0 0 261 166" draw:points="0,166 202,0 174,100 261,155">
          <text:p/>
        </draw:polygon>
        <draw:line draw:style-name="gr116" draw:text-style-name="P7" draw:layer="layout" svg:x1="4.78cm" svg:y1="24.823cm" svg:x2="9.322cm" svg:y2="21.734cm">
          <text:p/>
        </draw:line>
        <draw:polygon draw:style-name="gr117" draw:text-style-name="P8" draw:layer="layout" svg:width="0.251cm" svg:height="0.207cm" svg:x="9.224cm" svg:y="21.63cm" svg:viewBox="0 0 252 208" draw:points="252,0 93,208 98,105 0,71">
          <text:p/>
        </draw:polygon>
        <draw:polygon draw:style-name="gr117" draw:text-style-name="P8" draw:layer="layout" svg:width="0.242cm" svg:height="0.222cm" svg:x="26.464cm" svg:y="16.059cm" svg:viewBox="0 0 243 223" draw:points="0,0 243,96 143,119 137,223">
          <text:p/>
        </draw:polygon>
        <draw:frame draw:style-name="gr121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22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23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24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25" draw:text-style-name="P15" draw:layer="layout" svg:width="5.797cm" svg:height="0.911cm" svg:x="7.233cm" svg:y="20.169cm">
          <draw:text-box>
            <text:p text:style-name="P3"><text:span text:style-name="T4">Notification Engine</text:span></text:p>
          </draw:text-box>
        </draw:frame>
        <draw:frame draw:style-name="gr126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27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28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29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9" draw:style-name="dp1" draw:master-page-name="Default">
        <draw:path draw:style-name="gr136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37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36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37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38" draw:text-style-name="P11" draw:layer="layout" svg:x1="25.065cm" svg:y1="3.982cm" svg:x2="25.065cm" svg:y2="8.613cm">
          <text:p/>
        </draw:line>
        <draw:polygon draw:style-name="gr139" draw:text-style-name="P8" draw:layer="layout" svg:width="0.164cm" svg:height="0.247cm" svg:x="26.018cm" svg:y="2.63cm" svg:viewBox="0 0 165 248" draw:points="83,0 165,248 83,186 0,248">
          <text:p/>
        </draw:polygon>
        <draw:polygon draw:style-name="gr139" draw:text-style-name="P12" draw:layer="layout" svg:width="0.164cm" svg:height="0.247cm" svg:x="24.983cm" svg:y="8.551cm" svg:viewBox="0 0 165 248" draw:points="83,248 0,0 83,62 165,0">
          <text:p/>
        </draw:polygon>
        <draw:path draw:style-name="gr136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40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36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37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36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37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41" draw:text-style-name="P7" draw:layer="layout" svg:width="4.762cm" svg:height="0.9cm" svg:x="0.723cm" svg:y="25.382cm" svg:viewBox="0 0 4763 901" svg:d="M0 0c0 1201 4763 1201 4763 0">
          <text:p/>
        </draw:path>
        <draw:path draw:style-name="gr136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37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41" draw:text-style-name="P7" draw:layer="layout" svg:width="4.762cm" svg:height="0.9cm" svg:x="0.37cm" svg:y="25.03cm" svg:viewBox="0 0 4763 901" svg:d="M0 0c0 1201 4763 1201 4763 0">
          <text:p/>
        </draw:path>
        <draw:path draw:style-name="gr136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37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41" draw:text-style-name="P7" draw:layer="layout" svg:width="4.762cm" svg:height="0.9cm" svg:x="0.018cm" svg:y="24.677cm" svg:viewBox="0 0 4763 901" svg:d="M0 0c0 1201 4763 1201 4763 0">
          <text:p/>
        </draw:path>
        <draw:path draw:style-name="gr136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38" draw:text-style-name="P11" draw:layer="layout" svg:x1="10.418cm" svg:y1="3.982cm" svg:x2="10.391cm" svg:y2="8.614cm">
          <text:p/>
        </draw:line>
        <draw:polygon draw:style-name="gr139" draw:text-style-name="P8" draw:layer="layout" svg:width="0.164cm" svg:height="0.247cm" svg:x="10.334cm" svg:y="3.797cm" svg:viewBox="0 0 165 248" draw:points="84,0 165,248 83,186 0,247">
          <text:p/>
        </draw:polygon>
        <draw:polygon draw:style-name="gr139" draw:text-style-name="P12" draw:layer="layout" svg:width="0.165cm" svg:height="0.247cm" svg:x="10.309cm" svg:y="8.55cm" svg:viewBox="0 0 166 248" draw:points="82,248 0,0 83,62 166,1">
          <text:p/>
        </draw:polygon>
        <draw:path draw:style-name="gr136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37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38" draw:text-style-name="P11" draw:layer="layout" svg:x1="40.13cm" svg:y1="3.263cm" svg:x2="40.095cm" svg:y2="8.719cm">
          <text:p/>
        </draw:line>
        <draw:polygon draw:style-name="gr139" draw:text-style-name="P12" draw:layer="layout" svg:width="0.164cm" svg:height="0.247cm" svg:x="40.013cm" svg:y="8.656cm" svg:viewBox="0 0 165 248" draw:points="81,248 0,0 82,62 165,1">
          <text:p/>
        </draw:polygon>
        <draw:line draw:style-name="gr138" draw:text-style-name="P7" draw:layer="layout" svg:x1="4.046cm" svg:y1="23.279cm" svg:x2="10.287cm" svg:y2="11.294cm">
          <text:p/>
        </draw:line>
        <draw:polygon draw:style-name="gr139" draw:text-style-name="P8" draw:layer="layout" svg:width="0.187cm" svg:height="0.257cm" svg:x="3.96cm" svg:y="23.185cm" svg:viewBox="0 0 188 258" draw:points="0,258 41,0 86,93 188,76">
          <text:p/>
        </draw:polygon>
        <draw:polygon draw:style-name="gr139" draw:text-style-name="P8" draw:layer="layout" svg:width="0.187cm" svg:height="0.257cm" svg:x="10.184cm" svg:y="11.13cm" svg:viewBox="0 0 188 258" draw:points="188,0 147,258 102,165 0,182">
          <text:p/>
        </draw:polygon>
        <draw:line draw:style-name="gr138" draw:text-style-name="P7" draw:layer="layout" svg:x1="25.065cm" svg:y1="13.516cm" svg:x2="25.065cm" svg:y2="11.178cm">
          <text:p/>
        </draw:line>
        <draw:polygon draw:style-name="gr139" draw:text-style-name="P8" draw:layer="layout" svg:width="0.164cm" svg:height="0.247cm" svg:x="24.983cm" svg:y="13.454cm" svg:viewBox="0 0 165 248" draw:points="83,248 0,0 83,62 165,0">
          <text:p/>
        </draw:polygon>
        <draw:polygon draw:style-name="gr139" draw:text-style-name="P12" draw:layer="layout" svg:width="0.164cm" svg:height="0.247cm" svg:x="24.983cm" svg:y="10.993cm" svg:viewBox="0 0 165 248" draw:points="83,0 165,248 83,186 0,248">
          <text:p/>
        </draw:polygon>
        <draw:line draw:style-name="gr142" draw:text-style-name="P7" draw:layer="layout" svg:x1="21.82cm" svg:y1="15.811cm" svg:x2="9.723cm" svg:y2="19.254cm">
          <text:p/>
        </draw:line>
        <draw:line draw:style-name="gr138" draw:text-style-name="P7" draw:layer="layout" svg:x1="23.678cm" svg:y1="16.187cm" svg:x2="20.502cm" svg:y2="19.162cm">
          <text:p/>
        </draw:line>
        <draw:polygon draw:style-name="gr139" draw:text-style-name="P8" draw:layer="layout" svg:width="0.236cm" svg:height="0.229cm" svg:x="23.575cm" svg:y="16.061cm" svg:viewBox="0 0 237 230" draw:points="237,0 113,230 102,127 0,109">
          <text:p/>
        </draw:polygon>
        <draw:polygon draw:style-name="gr139" draw:text-style-name="P8" draw:layer="layout" svg:width="0.236cm" svg:height="0.229cm" svg:x="20.367cm" svg:y="19.059cm" svg:viewBox="0 0 237 230" draw:points="0,230 124,0 136,103 237,120">
          <text:p/>
        </draw:polygon>
        <draw:line draw:style-name="gr138" draw:text-style-name="P7" draw:layer="layout" svg:x1="17.146cm" svg:y1="21.688cm" svg:x2="4.99cm" svg:y2="26.361cm">
          <text:p/>
        </draw:line>
        <draw:polygon draw:style-name="gr139" draw:text-style-name="P8" draw:layer="layout" svg:width="0.26cm" svg:height="0.165cm" svg:x="17.058cm" svg:y="21.622cm" svg:viewBox="0 0 261 166" draw:points="261,0 59,166 87,67 0,12">
          <text:p/>
        </draw:polygon>
        <draw:polygon draw:style-name="gr139" draw:text-style-name="P8" draw:layer="layout" svg:width="0.26cm" svg:height="0.165cm" svg:x="4.817cm" svg:y="26.261cm" svg:viewBox="0 0 261 166" draw:points="0,166 202,0 174,100 261,155">
          <text:p/>
        </draw:polygon>
        <draw:line draw:style-name="gr138" draw:text-style-name="P7" draw:layer="layout" svg:x1="4.78cm" svg:y1="24.823cm" svg:x2="9.322cm" svg:y2="21.734cm">
          <text:p/>
        </draw:line>
        <draw:polygon draw:style-name="gr139" draw:text-style-name="P8" draw:layer="layout" svg:width="0.251cm" svg:height="0.207cm" svg:x="9.224cm" svg:y="21.63cm" svg:viewBox="0 0 252 208" draw:points="252,0 93,208 98,105 0,71">
          <text:p/>
        </draw:polygon>
        <draw:path draw:style-name="gr136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38" draw:text-style-name="P7" draw:layer="layout" svg:x1="26.606cm" svg:y1="16.178cm" svg:x2="30.221cm" svg:y2="19.207cm">
          <text:p/>
        </draw:line>
        <draw:polygon draw:style-name="gr139" draw:text-style-name="P8" draw:layer="layout" svg:width="0.242cm" svg:height="0.222cm" svg:x="26.464cm" svg:y="16.059cm" svg:viewBox="0 0 243 223" draw:points="0,0 243,96 143,119 137,223">
          <text:p/>
        </draw:polygon>
        <draw:polygon draw:style-name="gr139" draw:text-style-name="P8" draw:layer="layout" svg:width="0.242cm" svg:height="0.222cm" svg:x="30.119cm" svg:y="19.103cm" svg:viewBox="0 0 243 223" draw:points="243,223 0,127 101,103 106,0">
          <text:p/>
        </draw:polygon>
        <draw:line draw:style-name="gr138" draw:text-style-name="P7" draw:layer="layout" svg:x1="5.486cm" svg:y1="27.147cm" svg:x2="29.292cm" svg:y2="21.658cm">
          <text:p/>
        </draw:line>
        <draw:polygon draw:style-name="gr139" draw:text-style-name="P8" draw:layer="layout" svg:width="0.259cm" svg:height="0.161cm" svg:x="29.212cm" svg:y="21.592cm" svg:viewBox="0 0 260 162" draw:points="260,25 37,162 79,67 0,0">
          <text:p/>
        </draw:polygon>
        <draw:frame draw:style-name="gr143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44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45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46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47" draw:text-style-name="P16" draw:layer="layout" svg:width="5.797cm" svg:height="0.911cm" svg:x="7.233cm" svg:y="20.169cm">
          <draw:text-box>
            <text:p text:style-name="P3"><text:span text:style-name="T4">Notification</text:span><text:span text:style-name="T5"> Engine</text:span></text:p>
          </draw:text-box>
        </draw:frame>
        <draw:frame draw:style-name="gr148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49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50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51" draw:text-style-name="P13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52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10" draw:style-name="dp1" draw:master-page-name="Default">
        <draw:path draw:style-name="gr159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60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59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60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61" draw:text-style-name="P11" draw:layer="layout" svg:x1="25.065cm" svg:y1="3.982cm" svg:x2="25.065cm" svg:y2="8.613cm">
          <text:p/>
        </draw:line>
        <draw:polygon draw:style-name="gr162" draw:text-style-name="P8" draw:layer="layout" svg:width="0.164cm" svg:height="0.247cm" svg:x="26.018cm" svg:y="2.63cm" svg:viewBox="0 0 165 248" draw:points="83,0 165,248 83,186 0,248">
          <text:p/>
        </draw:polygon>
        <draw:polygon draw:style-name="gr162" draw:text-style-name="P12" draw:layer="layout" svg:width="0.164cm" svg:height="0.247cm" svg:x="24.983cm" svg:y="8.551cm" svg:viewBox="0 0 165 248" draw:points="83,248 0,0 83,62 165,0">
          <text:p/>
        </draw:polygon>
        <draw:path draw:style-name="gr159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6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59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60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59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60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64" draw:text-style-name="P7" draw:layer="layout" svg:width="4.762cm" svg:height="0.9cm" svg:x="0.723cm" svg:y="25.382cm" svg:viewBox="0 0 4763 901" svg:d="M0 0c0 1201 4763 1201 4763 0">
          <text:p/>
        </draw:path>
        <draw:path draw:style-name="gr159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60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64" draw:text-style-name="P7" draw:layer="layout" svg:width="4.762cm" svg:height="0.9cm" svg:x="0.37cm" svg:y="25.03cm" svg:viewBox="0 0 4763 901" svg:d="M0 0c0 1201 4763 1201 4763 0">
          <text:p/>
        </draw:path>
        <draw:path draw:style-name="gr159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60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64" draw:text-style-name="P7" draw:layer="layout" svg:width="4.762cm" svg:height="0.9cm" svg:x="0.018cm" svg:y="24.677cm" svg:viewBox="0 0 4763 901" svg:d="M0 0c0 1201 4763 1201 4763 0">
          <text:p/>
        </draw:path>
        <draw:path draw:style-name="gr159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61" draw:text-style-name="P11" draw:layer="layout" svg:x1="10.418cm" svg:y1="3.982cm" svg:x2="10.391cm" svg:y2="8.614cm">
          <text:p/>
        </draw:line>
        <draw:polygon draw:style-name="gr162" draw:text-style-name="P8" draw:layer="layout" svg:width="0.164cm" svg:height="0.247cm" svg:x="10.334cm" svg:y="3.797cm" svg:viewBox="0 0 165 248" draw:points="84,0 165,248 83,186 0,247">
          <text:p/>
        </draw:polygon>
        <draw:polygon draw:style-name="gr162" draw:text-style-name="P12" draw:layer="layout" svg:width="0.165cm" svg:height="0.247cm" svg:x="10.309cm" svg:y="8.55cm" svg:viewBox="0 0 166 248" draw:points="82,248 0,0 83,62 166,1">
          <text:p/>
        </draw:polygon>
        <draw:path draw:style-name="gr159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60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61" draw:text-style-name="P11" draw:layer="layout" svg:x1="40.13cm" svg:y1="3.263cm" svg:x2="40.095cm" svg:y2="8.719cm">
          <text:p/>
        </draw:line>
        <draw:polygon draw:style-name="gr162" draw:text-style-name="P12" draw:layer="layout" svg:width="0.164cm" svg:height="0.247cm" svg:x="40.013cm" svg:y="8.656cm" svg:viewBox="0 0 165 248" draw:points="81,248 0,0 82,62 165,1">
          <text:p/>
        </draw:polygon>
        <draw:line draw:style-name="gr161" draw:text-style-name="P7" draw:layer="layout" svg:x1="4.046cm" svg:y1="23.279cm" svg:x2="10.287cm" svg:y2="11.294cm">
          <text:p/>
        </draw:line>
        <draw:polygon draw:style-name="gr162" draw:text-style-name="P8" draw:layer="layout" svg:width="0.187cm" svg:height="0.257cm" svg:x="3.96cm" svg:y="23.185cm" svg:viewBox="0 0 188 258" draw:points="0,258 41,0 86,93 188,76">
          <text:p/>
        </draw:polygon>
        <draw:polygon draw:style-name="gr162" draw:text-style-name="P8" draw:layer="layout" svg:width="0.187cm" svg:height="0.257cm" svg:x="10.184cm" svg:y="11.13cm" svg:viewBox="0 0 188 258" draw:points="188,0 147,258 102,165 0,182">
          <text:p/>
        </draw:polygon>
        <draw:line draw:style-name="gr161" draw:text-style-name="P7" draw:layer="layout" svg:x1="25.065cm" svg:y1="13.516cm" svg:x2="25.065cm" svg:y2="11.178cm">
          <text:p/>
        </draw:line>
        <draw:polygon draw:style-name="gr162" draw:text-style-name="P8" draw:layer="layout" svg:width="0.164cm" svg:height="0.247cm" svg:x="24.983cm" svg:y="13.454cm" svg:viewBox="0 0 165 248" draw:points="83,248 0,0 83,62 165,0">
          <text:p/>
        </draw:polygon>
        <draw:polygon draw:style-name="gr162" draw:text-style-name="P12" draw:layer="layout" svg:width="0.164cm" svg:height="0.247cm" svg:x="24.983cm" svg:y="10.993cm" svg:viewBox="0 0 165 248" draw:points="83,0 165,248 83,186 0,248">
          <text:p/>
        </draw:polygon>
        <draw:line draw:style-name="gr165" draw:text-style-name="P7" draw:layer="layout" svg:x1="21.82cm" svg:y1="15.811cm" svg:x2="9.723cm" svg:y2="19.254cm">
          <text:p/>
        </draw:line>
        <draw:line draw:style-name="gr161" draw:text-style-name="P7" draw:layer="layout" svg:x1="28.31cm" svg:y1="15.737cm" svg:x2="41.746cm" svg:y2="19.258cm">
          <text:p/>
        </draw:line>
        <draw:polygon draw:style-name="gr162" draw:text-style-name="P8" draw:layer="layout" svg:width="0.26cm" svg:height="0.159cm" svg:x="41.665cm" svg:y="19.163cm" svg:viewBox="0 0 261 160" draw:points="261,143 0,160 81,96 42,0">
          <text:p/>
        </draw:polygon>
        <draw:line draw:style-name="gr161" draw:text-style-name="P7" draw:layer="layout" svg:x1="23.678cm" svg:y1="16.187cm" svg:x2="20.502cm" svg:y2="19.162cm">
          <text:p/>
        </draw:line>
        <draw:polygon draw:style-name="gr162" draw:text-style-name="P8" draw:layer="layout" svg:width="0.236cm" svg:height="0.229cm" svg:x="23.575cm" svg:y="16.061cm" svg:viewBox="0 0 237 230" draw:points="237,0 113,230 102,127 0,109">
          <text:p/>
        </draw:polygon>
        <draw:polygon draw:style-name="gr162" draw:text-style-name="P8" draw:layer="layout" svg:width="0.236cm" svg:height="0.229cm" svg:x="20.367cm" svg:y="19.059cm" svg:viewBox="0 0 237 230" draw:points="0,230 124,0 136,103 237,120">
          <text:p/>
        </draw:polygon>
        <draw:line draw:style-name="gr161" draw:text-style-name="P7" draw:layer="layout" svg:x1="17.146cm" svg:y1="21.688cm" svg:x2="4.99cm" svg:y2="26.361cm">
          <text:p/>
        </draw:line>
        <draw:polygon draw:style-name="gr162" draw:text-style-name="P8" draw:layer="layout" svg:width="0.26cm" svg:height="0.165cm" svg:x="17.058cm" svg:y="21.622cm" svg:viewBox="0 0 261 166" draw:points="261,0 59,166 87,67 0,12">
          <text:p/>
        </draw:polygon>
        <draw:polygon draw:style-name="gr162" draw:text-style-name="P8" draw:layer="layout" svg:width="0.26cm" svg:height="0.165cm" svg:x="4.817cm" svg:y="26.261cm" svg:viewBox="0 0 261 166" draw:points="0,166 202,0 174,100 261,155">
          <text:p/>
        </draw:polygon>
        <draw:line draw:style-name="gr161" draw:text-style-name="P7" draw:layer="layout" svg:x1="4.78cm" svg:y1="24.823cm" svg:x2="9.322cm" svg:y2="21.734cm">
          <text:p/>
        </draw:line>
        <draw:polygon draw:style-name="gr162" draw:text-style-name="P8" draw:layer="layout" svg:width="0.251cm" svg:height="0.207cm" svg:x="9.224cm" svg:y="21.63cm" svg:viewBox="0 0 252 208" draw:points="252,0 93,208 98,105 0,71">
          <text:p/>
        </draw:polygon>
        <draw:path draw:style-name="gr159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61" draw:text-style-name="P7" draw:layer="layout" svg:x1="26.606cm" svg:y1="16.178cm" svg:x2="30.221cm" svg:y2="19.207cm">
          <text:p/>
        </draw:line>
        <draw:polygon draw:style-name="gr162" draw:text-style-name="P8" draw:layer="layout" svg:width="0.242cm" svg:height="0.222cm" svg:x="26.464cm" svg:y="16.059cm" svg:viewBox="0 0 243 223" draw:points="0,0 243,96 143,119 137,223">
          <text:p/>
        </draw:polygon>
        <draw:polygon draw:style-name="gr162" draw:text-style-name="P8" draw:layer="layout" svg:width="0.242cm" svg:height="0.222cm" svg:x="30.119cm" svg:y="19.103cm" svg:viewBox="0 0 243 223" draw:points="243,223 0,127 101,103 106,0">
          <text:p/>
        </draw:polygon>
        <draw:line draw:style-name="gr161" draw:text-style-name="P7" draw:layer="layout" svg:x1="5.486cm" svg:y1="27.147cm" svg:x2="29.292cm" svg:y2="21.658cm">
          <text:p/>
        </draw:line>
        <draw:polygon draw:style-name="gr162" draw:text-style-name="P8" draw:layer="layout" svg:width="0.259cm" svg:height="0.161cm" svg:x="29.212cm" svg:y="21.592cm" svg:viewBox="0 0 260 162" draw:points="260,25 37,162 79,67 0,0">
          <text:p/>
        </draw:polygon>
        <draw:frame draw:style-name="gr166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67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68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69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70" draw:text-style-name="P16" draw:layer="layout" svg:width="5.797cm" svg:height="0.911cm" svg:x="7.233cm" svg:y="20.169cm">
          <draw:text-box>
            <text:p text:style-name="P3"><text:span text:style-name="T5">Notif</text:span><text:span text:style-name="T4">i</text:span><text:span text:style-name="T5">cation Engine</text:span></text:p>
          </draw:text-box>
        </draw:frame>
        <draw:frame draw:style-name="gr171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72" draw:text-style-name="P13" draw:layer="layout" svg:width="2.407cm" svg:height="0.81cm" svg:x="40.862cm" svg:y="20.169cm">
          <draw:text-box>
            <text:p text:style-name="P3"><text:span text:style-name="T2">Persister</text:span></text:p>
          </draw:text-box>
        </draw:frame>
        <draw:frame draw:style-name="gr173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74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75" draw:text-style-name="P13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7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11" draw:style-name="dp1" draw:master-page-name="Default">
        <draw:path draw:style-name="gr18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8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8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8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85" draw:text-style-name="P11" draw:layer="layout" svg:x1="25.065cm" svg:y1="3.982cm" svg:x2="25.065cm" svg:y2="8.613cm">
          <text:p/>
        </draw:line>
        <draw:polygon draw:style-name="gr186" draw:text-style-name="P8" draw:layer="layout" svg:width="0.164cm" svg:height="0.247cm" svg:x="26.018cm" svg:y="2.63cm" svg:viewBox="0 0 165 248" draw:points="83,0 165,248 83,186 0,248">
          <text:p/>
        </draw:polygon>
        <draw:polygon draw:style-name="gr186" draw:text-style-name="P12" draw:layer="layout" svg:width="0.164cm" svg:height="0.247cm" svg:x="24.983cm" svg:y="8.551cm" svg:viewBox="0 0 165 248" draw:points="83,248 0,0 83,62 165,0">
          <text:p/>
        </draw:polygon>
        <draw:path draw:style-name="gr183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87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8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8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83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88" draw:text-style-name="P7" draw:layer="layout" svg:width="4.762cm" svg:height="0.9cm" svg:x="0.723cm" svg:y="25.382cm" svg:viewBox="0 0 4763 901" svg:d="M0 0c0 1201 4763 1201 4763 0">
          <text:p/>
        </draw:path>
        <draw:path draw:style-name="gr18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88" draw:text-style-name="P7" draw:layer="layout" svg:width="4.762cm" svg:height="0.9cm" svg:x="0.37cm" svg:y="25.03cm" svg:viewBox="0 0 4763 901" svg:d="M0 0c0 1201 4763 1201 4763 0">
          <text:p/>
        </draw:path>
        <draw:path draw:style-name="gr18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88" draw:text-style-name="P7" draw:layer="layout" svg:width="4.762cm" svg:height="0.9cm" svg:x="0.018cm" svg:y="24.677cm" svg:viewBox="0 0 4763 901" svg:d="M0 0c0 1201 4763 1201 4763 0">
          <text:p/>
        </draw:path>
        <draw:path draw:style-name="gr183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85" draw:text-style-name="P11" draw:layer="layout" svg:x1="10.418cm" svg:y1="3.982cm" svg:x2="10.391cm" svg:y2="8.614cm">
          <text:p/>
        </draw:line>
        <draw:polygon draw:style-name="gr186" draw:text-style-name="P8" draw:layer="layout" svg:width="0.164cm" svg:height="0.247cm" svg:x="10.334cm" svg:y="3.797cm" svg:viewBox="0 0 165 248" draw:points="84,0 165,248 83,186 0,247">
          <text:p/>
        </draw:polygon>
        <draw:polygon draw:style-name="gr186" draw:text-style-name="P12" draw:layer="layout" svg:width="0.165cm" svg:height="0.247cm" svg:x="10.309cm" svg:y="8.55cm" svg:viewBox="0 0 166 248" draw:points="82,248 0,0 83,62 166,1">
          <text:p/>
        </draw:polygon>
        <draw:path draw:style-name="gr18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8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85" draw:text-style-name="P11" draw:layer="layout" svg:x1="40.13cm" svg:y1="3.263cm" svg:x2="40.095cm" svg:y2="8.719cm">
          <text:p/>
        </draw:line>
        <draw:polygon draw:style-name="gr186" draw:text-style-name="P12" draw:layer="layout" svg:width="0.164cm" svg:height="0.247cm" svg:x="40.013cm" svg:y="8.656cm" svg:viewBox="0 0 165 248" draw:points="81,248 0,0 82,62 165,1">
          <text:p/>
        </draw:polygon>
        <draw:line draw:style-name="gr185" draw:text-style-name="P7" draw:layer="layout" svg:x1="4.046cm" svg:y1="23.279cm" svg:x2="10.287cm" svg:y2="11.294cm">
          <text:p/>
        </draw:line>
        <draw:polygon draw:style-name="gr186" draw:text-style-name="P8" draw:layer="layout" svg:width="0.187cm" svg:height="0.257cm" svg:x="3.96cm" svg:y="23.185cm" svg:viewBox="0 0 188 258" draw:points="0,258 41,0 86,93 188,76">
          <text:p/>
        </draw:polygon>
        <draw:polygon draw:style-name="gr186" draw:text-style-name="P8" draw:layer="layout" svg:width="0.187cm" svg:height="0.257cm" svg:x="10.184cm" svg:y="11.13cm" svg:viewBox="0 0 188 258" draw:points="188,0 147,258 102,165 0,182">
          <text:p/>
        </draw:polygon>
        <draw:line draw:style-name="gr185" draw:text-style-name="P7" draw:layer="layout" svg:x1="25.065cm" svg:y1="13.516cm" svg:x2="25.065cm" svg:y2="11.178cm">
          <text:p/>
        </draw:line>
        <draw:polygon draw:style-name="gr186" draw:text-style-name="P8" draw:layer="layout" svg:width="0.164cm" svg:height="0.247cm" svg:x="24.983cm" svg:y="13.454cm" svg:viewBox="0 0 165 248" draw:points="83,248 0,0 83,62 165,0">
          <text:p/>
        </draw:polygon>
        <draw:polygon draw:style-name="gr186" draw:text-style-name="P12" draw:layer="layout" svg:width="0.164cm" svg:height="0.247cm" svg:x="24.983cm" svg:y="10.993cm" svg:viewBox="0 0 165 248" draw:points="83,0 165,248 83,186 0,248">
          <text:p/>
        </draw:polygon>
        <draw:line draw:style-name="gr189" draw:text-style-name="P7" draw:layer="layout" svg:x1="21.82cm" svg:y1="15.811cm" svg:x2="9.723cm" svg:y2="19.254cm">
          <text:p/>
        </draw:line>
        <draw:line draw:style-name="gr185" draw:text-style-name="P7" draw:layer="layout" svg:x1="28.31cm" svg:y1="15.737cm" svg:x2="41.746cm" svg:y2="19.258cm">
          <text:p/>
        </draw:line>
        <draw:polygon draw:style-name="gr186" draw:text-style-name="P8" draw:layer="layout" svg:width="0.26cm" svg:height="0.159cm" svg:x="41.665cm" svg:y="19.163cm" svg:viewBox="0 0 261 160" draw:points="261,143 0,160 81,96 42,0">
          <text:p/>
        </draw:polygon>
        <draw:line draw:style-name="gr185" draw:text-style-name="P7" draw:layer="layout" svg:x1="23.678cm" svg:y1="16.187cm" svg:x2="20.502cm" svg:y2="19.162cm">
          <text:p/>
        </draw:line>
        <draw:polygon draw:style-name="gr186" draw:text-style-name="P8" draw:layer="layout" svg:width="0.236cm" svg:height="0.229cm" svg:x="23.575cm" svg:y="16.061cm" svg:viewBox="0 0 237 230" draw:points="237,0 113,230 102,127 0,109">
          <text:p/>
        </draw:polygon>
        <draw:polygon draw:style-name="gr186" draw:text-style-name="P8" draw:layer="layout" svg:width="0.236cm" svg:height="0.229cm" svg:x="20.367cm" svg:y="19.059cm" svg:viewBox="0 0 237 230" draw:points="0,230 124,0 136,103 237,120">
          <text:p/>
        </draw:polygon>
        <draw:line draw:style-name="gr185" draw:text-style-name="P7" draw:layer="layout" svg:x1="17.146cm" svg:y1="21.688cm" svg:x2="4.99cm" svg:y2="26.361cm">
          <text:p/>
        </draw:line>
        <draw:polygon draw:style-name="gr186" draw:text-style-name="P8" draw:layer="layout" svg:width="0.26cm" svg:height="0.165cm" svg:x="17.058cm" svg:y="21.622cm" svg:viewBox="0 0 261 166" draw:points="261,0 59,166 87,67 0,12">
          <text:p/>
        </draw:polygon>
        <draw:polygon draw:style-name="gr186" draw:text-style-name="P8" draw:layer="layout" svg:width="0.26cm" svg:height="0.165cm" svg:x="4.817cm" svg:y="26.261cm" svg:viewBox="0 0 261 166" draw:points="0,166 202,0 174,100 261,155">
          <text:p/>
        </draw:polygon>
        <draw:line draw:style-name="gr185" draw:text-style-name="P7" draw:layer="layout" svg:x1="4.78cm" svg:y1="24.823cm" svg:x2="9.322cm" svg:y2="21.734cm">
          <text:p/>
        </draw:line>
        <draw:polygon draw:style-name="gr186" draw:text-style-name="P8" draw:layer="layout" svg:width="0.251cm" svg:height="0.207cm" svg:x="9.224cm" svg:y="21.63cm" svg:viewBox="0 0 252 208" draw:points="252,0 93,208 98,105 0,71">
          <text:p/>
        </draw:polygon>
        <draw:path draw:style-name="gr183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85" draw:text-style-name="P7" draw:layer="layout" svg:x1="26.606cm" svg:y1="16.178cm" svg:x2="30.221cm" svg:y2="19.207cm">
          <text:p/>
        </draw:line>
        <draw:polygon draw:style-name="gr186" draw:text-style-name="P8" draw:layer="layout" svg:width="0.242cm" svg:height="0.222cm" svg:x="26.464cm" svg:y="16.059cm" svg:viewBox="0 0 243 223" draw:points="0,0 243,96 143,119 137,223">
          <text:p/>
        </draw:polygon>
        <draw:polygon draw:style-name="gr186" draw:text-style-name="P8" draw:layer="layout" svg:width="0.242cm" svg:height="0.222cm" svg:x="30.119cm" svg:y="19.103cm" svg:viewBox="0 0 243 223" draw:points="243,223 0,127 101,103 106,0">
          <text:p/>
        </draw:polygon>
        <draw:line draw:style-name="gr185" draw:text-style-name="P7" draw:layer="layout" svg:x1="5.486cm" svg:y1="27.147cm" svg:x2="29.292cm" svg:y2="21.658cm">
          <text:p/>
        </draw:line>
        <draw:polygon draw:style-name="gr186" draw:text-style-name="P8" draw:layer="layout" svg:width="0.259cm" svg:height="0.161cm" svg:x="29.212cm" svg:y="21.592cm" svg:viewBox="0 0 260 162" draw:points="260,25 37,162 79,67 0,0">
          <text:p/>
        </draw:polygon>
        <draw:frame draw:style-name="gr190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91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92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93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94" draw:text-style-name="P16" draw:layer="layout" svg:width="5.797cm" svg:height="0.911cm" svg:x="7.233cm" svg:y="20.169cm">
          <draw:text-box>
            <text:p text:style-name="P3"><text:span text:style-name="T5">Notif</text:span><text:span text:style-name="T4">i</text:span><text:span text:style-name="T5">cation Engine</text:span></text:p>
          </draw:text-box>
        </draw:frame>
        <draw:frame draw:style-name="gr195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96" draw:text-style-name="P13" draw:layer="layout" svg:width="2.407cm" svg:height="0.81cm" svg:x="40.862cm" svg:y="20.169cm">
          <draw:text-box>
            <text:p text:style-name="P3"><text:span text:style-name="T2">Persister</text:span></text:p>
          </draw:text-box>
        </draw:frame>
        <draw:frame draw:style-name="gr197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98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99" draw:text-style-name="P13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200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83" draw:text-style-name="P5" draw:layer="layout" svg:width="4.762cm" svg:height="5.926cm" svg:x="46.369cm" svg:y="23.918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46.298cm" svg:y="23.812cm" svg:viewBox="0 0 4763 5927" svg:d="M0 1200c0-1600 4763-1600 4763 0v3528c0 1599-4763 1599-4763 0z">
          <text:p/>
        </draw:path>
        <draw:path draw:style-name="gr188" draw:text-style-name="P7" draw:layer="layout" svg:width="4.762cm" svg:height="0.9cm" svg:x="46.298cm" svg:y="25.011cm" svg:viewBox="0 0 4763 901" svg:d="M0 0c0 1201 4763 1201 4763 0">
          <text:p/>
        </draw:path>
        <draw:path draw:style-name="gr183" draw:text-style-name="P5" draw:layer="layout" svg:width="4.762cm" svg:height="5.926cm" svg:x="46.016cm" svg:y="23.565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45.945cm" svg:y="23.459cm" svg:viewBox="0 0 4763 5927" svg:d="M0 1200c0-1600 4763-1600 4763 0v3528c0 1599-4763 1599-4763 0z">
          <text:p/>
        </draw:path>
        <draw:path draw:style-name="gr188" draw:text-style-name="P7" draw:layer="layout" svg:width="4.762cm" svg:height="0.9cm" svg:x="45.945cm" svg:y="24.659cm" svg:viewBox="0 0 4763 901" svg:d="M0 0c0 1201 4763 1201 4763 0">
          <text:p/>
        </draw:path>
        <draw:path draw:style-name="gr183" draw:text-style-name="P5" draw:layer="layout" svg:width="4.762cm" svg:height="5.926cm" svg:x="45.663cm" svg:y="23.212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45.593cm" svg:y="23.106cm" svg:viewBox="0 0 4763 5927" svg:d="M0 1200c0-1600 4763-1600 4763 0v3528c0 1599-4763 1599-4763 0z">
          <text:p/>
        </draw:path>
        <draw:path draw:style-name="gr188" draw:text-style-name="P7" draw:layer="layout" svg:width="4.762cm" svg:height="0.9cm" svg:x="45.593cm" svg:y="24.306cm" svg:viewBox="0 0 4763 901" svg:d="M0 0c0 1201 4763 1201 4763 0">
          <text:p/>
        </draw:path>
        <draw:frame draw:style-name="gr207" draw:text-style-name="P13" draw:layer="layout" svg:width="3.943cm" svg:height="1.619cm" svg:x="46.297cm" svg:y="25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line draw:style-name="gr208" draw:text-style-name="P17" draw:layer="layout" svg:x1="47.498cm" svg:y1="23.114cm" svg:x2="42.037cm" svg:y2="10.541cm">
          <text:p/>
        </draw:line>
        <draw:line draw:style-name="gr209" draw:text-style-name="P17" draw:layer="layout" svg:x1="43.053cm" svg:y1="21.59cm" svg:x2="45.974cm" svg:y2="23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ae8fc" draw:end-color="#7ea6e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>
      <style:graphic-properties svg:stroke-color="#000000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12">
      <style:graphic-properties svg:stroke-color="#000000" draw:fill="none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1" style:display-name="Default_1_5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1" style:display-name="Default_1_5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2" style:display-name="Default_1_5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2" style:display-name="Default_1_5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3" style:display-name="Default_1_5_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3" style:display-name="Default_1_5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4" style:display-name="Default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4" style:display-name="Default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4" style:display-name="Default_1_5_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4" style:display-name="Default_1_5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" style:display-name="Default_1_1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" style:display-name="Default_1_1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" style:display-name="Default_1_5_6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" style:display-name="Default_1_5_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1" style:display-name="Default_1_1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1" style:display-name="Default_1_1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1" style:display-name="Default_1_5_6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1" style:display-name="Default_1_5_6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2" style:display-name="Default_1_1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2" style:display-name="Default_1_1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2" style:display-name="Default_1_5_6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2" style:display-name="Default_1_5_6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3" style:display-name="Default_1_1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3" style:display-name="Default_1_1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3" style:display-name="Default_1_5_6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3" style:display-name="Default_1_5_6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4" style:display-name="Default_1_1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4" style:display-name="Default_1_11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4" style:display-name="Default_1_5_6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4" style:display-name="Default_1_5_6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5" style:display-name="Default_1_1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5" style:display-name="Default_1_11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5" style:display-name="Default_1_5_6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5" style:display-name="Default_1_5_6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6" style:display-name="Default_1_1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6" style:display-name="Default_1_11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6" style:display-name="Default_1_5_6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6" style:display-name="Default_1_5_6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1.717cm" fo:page-height="30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4T19:50:54.841491241</dc:date>
    <meta:editing-duration>PT1H12M16S</meta:editing-duration>
    <meta:editing-cycles>23</meta:editing-cycles>
    <meta:generator>LibreOffice/6.0.0.3$Linux_X86_64 LibreOffice_project/00m0$Build-3</meta:generator>
    <dc:creator>Grassler Johannes</dc:creator>
    <meta:document-statistic meta:object-count="1885"/>
  </office:meta>
</office:document-meta>
</file>